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a1" style:family="table">
      <style:table-properties style:width="14.905cm" fo:margin-left="0.026cm" fo:margin-top="0cm" fo:margin-bottom="0cm" table:align="left" style:writing-mode="lr-tb"/>
    </style:style>
    <style:style style:name="Tabla1.A" style:family="table-column">
      <style:table-column-properties style:column-width="7.5cm"/>
    </style:style>
    <style:style style:name="Tabla1.B" style:family="table-column">
      <style:table-column-properties style:column-width="7.405cm"/>
    </style:style>
    <style:style style:name="Tabla1.1" style:family="table-row">
      <style:table-row-properties style:min-row-height="0.914cm" fo:keep-together="auto"/>
    </style:style>
    <style:style style:name="Tabla1.A1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a1.2" style:family="table-row">
      <style:table-row-properties style:min-row-height="0.935cm" fo:keep-together="auto"/>
    </style:style>
    <style:style style:name="Tabla1.A2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a1.3" style:family="table-row">
      <style:table-row-properties style:min-row-height="1.199cm" fo:keep-together="auto"/>
    </style:style>
    <style:style style:name="Tabla1.A7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la1.8" style:family="table-row">
      <style:table-row-properties style:min-row-height="0.501cm" fo:keep-together="auto"/>
    </style:style>
    <style:style style:name="Tabla1.A8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A9" style:family="table-cell">
      <style:table-cell-properties fo:background-color="#c0c0c0" fo:padding-left="0.191cm" fo:padding-right="0.191cm" fo:padding-top="0cm" fo:padding-bottom="0cm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a1.A10" style:family="table-cell">
      <style:table-cell-properties fo:background-color="#c0c0c0" fo:padding-left="0.191cm" fo:padding-right="0.191cm" fo:padding-top="0cm" fo:padding-bottom="0cm" fo:border-left="1.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1.B10" style:family="table-cell">
      <style:table-cell-properties fo:background-color="#c0c0c0" fo:padding-left="0.191cm" fo:padding-right="0.191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Tabla1.11" style:family="table-row">
      <style:table-row-properties style:min-row-height="1.575cm" fo:keep-together="auto"/>
    </style:style>
    <style:style style:name="Tabla1.A1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4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5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5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6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7" style:family="table-cell">
      <style:table-cell-properties fo:background-color="transparent" fo:padding-left="0.191cm" fo:padding-right="0.191cm" fo:padding-top="0cm" fo:padding-bottom="0cm" fo:border-left="none" fo:border-right="none" fo:border-top="1.5pt solid #000000" fo:border-bottom="1.5pt solid #000000" style:writing-mode="lr-tb">
        <style:background-image/>
      </style:table-cell-properties>
    </style:style>
    <style:style style:name="Tabla1.A18" style:family="table-cell">
      <style:table-cell-properties fo:background-color="#c0c0c0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a1.19" style:family="table-row">
      <style:table-row-properties style:min-row-height="0.621cm" fo:keep-together="auto"/>
    </style:style>
    <style:style style:name="Tabla1.A20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0" style:family="table-cell">
      <style:table-cell-properties fo:padding-left="0.191cm" fo:padding-right="0.191cm" fo:padding-top="0cm" fo:padding-bottom="0cm" fo:border="1.5pt solid #000000" style:writing-mode="lr-tb"/>
    </style:style>
    <style:style style:name="P1" style:family="paragraph" style:parent-style-name="List_20_Paragraph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17a24d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paragraph-rsid="0017a24d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rsid="0017a24d" officeooo:paragraph-rsid="0017a24d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17a24d" officeooo:paragraph-rsid="0017a24d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023b4" officeooo:paragraph-rsid="0017a24d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17a24d" officeooo:paragraph-rsid="0017a24d" style:letter-kerning="false" style:font-name-asian="Times New Roman" style:font-size-asian="8pt" style:language-asian="es" style:country-asian="ES" style:font-name-complex="Times New Roman" style:font-size-complex="10pt" style:language-complex="ar" style:country-complex="SA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orphans="2" fo:widows="2" fo:text-indent="0cm" style:auto-text-indent="false"/>
      <style:text-properties style:font-name="Verdana" fo:font-size="8pt" fo:language="es" fo:country="ES" fo:font-weight="normal" officeooo:rsid="0017a24d" officeooo:paragraph-rsid="0017a24d" style:letter-kerning="false" style:font-name-asian="Times New Roman" style:font-size-asian="7pt" style:language-asian="es" style:country-asian="ES" style:font-weight-asian="normal" style:font-name-complex="Times New Roman" style:font-size-complex="8pt" style:language-complex="ar" style:country-complex="SA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paragraph-rsid="0017a24d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rsid="0017a24d" officeooo:paragraph-rsid="0017a24d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weight="bold" officeooo:paragraph-rsid="0017a24d" style:letter-kerning="false" style:font-name-asian="Times New Roman" style:font-size-asian="8pt" style:language-asian="es" style:country-asian="ES" style:font-weight-asian="bold" style:font-name-complex="Times New Roman" style:font-size-complex="8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AR" fo:font-style="italic" officeooo:rsid="0017a24d" officeooo:paragraph-rsid="0017a24d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10pt" fo:language="es" fo:country="ES" fo:font-weight="bold" officeooo:paragraph-rsid="0017a24d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10pt" fo:language="es" fo:country="ES" fo:font-weight="bold" officeooo:paragraph-rsid="0017a24d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Verdana" fo:font-size="10pt" fo:language="es" fo:country="ES" fo:font-weight="bold" officeooo:paragraph-rsid="0017a24d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s" fo:country="ES" officeooo:paragraph-rsid="0017a24d" style:letter-kerning="false" style:font-name-asian="Times New Roman" style:language-asian="es" style:country-asian="ES" style:font-name-complex="Times New Roman" style:language-complex="ar" style:country-complex="SA"/>
    </style:style>
    <style:style style:name="P16" style:family="paragraph" style:parent-style-name="Standard">
      <style:text-properties officeooo:paragraph-rsid="0017a24d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rsid="001884e7" officeooo:paragraph-rsid="001884e7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8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rsid="0017a24d" officeooo:paragraph-rsid="0017a24d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9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rsid="000023b4" officeooo:paragraph-rsid="0017a24d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" style:family="text">
      <style:text-properties style:font-name="Verdana" fo:font-size="10pt" fo:font-weight="bold" style:font-size-asian="10pt" style:font-weight-asian="bold" style:font-size-complex="10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officeooo:rsid="0017a24d"/>
    </style:style>
    <style:style style:name="T4" style:family="text">
      <style:text-properties style:font-size-asian="8pt"/>
    </style:style>
    <style:style style:name="T5" style:family="text">
      <style:text-properties officeooo:rsid="0017de4e"/>
    </style:style>
    <style:style style:name="T6" style:family="text">
      <style:text-properties officeooo:rsid="001884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2">Caso de uso: </text:p>
            <text:p text:style-name="P4">Login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2">Actor: </text:p>
            <text:p text:style-name="P4">Cliente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2">Objetivos / propósito: </text:p>
            <text:p text:style-name="P5">Realizar Login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2">Resumen: </text:p>
            <text:p text:style-name="P5">Realizar el login para poder ver sus compras y poder finalizar la compra de los productos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2">Requisitos: </text:p>
            <text:p text:style-name="P4">El sistema valida contra la BD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3">Precondiciones: </text:p>
            <text:p text:style-name="P2"><text:s/>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12">Interfaces: </text:p>
            <text:p text:style-name="P9">LoginPage</text:p>
          </table:table-cell>
          <table:covered-table-cell/>
        </table:table-row>
        <table:table-row table:style-name="Tabla1.8">
          <table:table-cell table:style-name="Tabla1.A8" table:number-columns-spanned="2" office:value-type="string">
            <text:p text:style-name="P14"/>
          </table:table-cell>
          <table:covered-table-cell/>
        </table:table-row>
        <table:table-row table:style-name="Tabla1.8">
          <table:table-cell table:style-name="Tabla1.A9" table:number-columns-spanned="2" office:value-type="string">
            <text:p text:style-name="P14">Escenario (Curso Normal)</text:p>
          </table:table-cell>
          <table:covered-table-cell/>
        </table:table-row>
        <table:table-row table:style-name="Tabla1.8">
          <table:table-cell table:style-name="Tabla1.A10" office:value-type="string">
            <text:p text:style-name="P10">Eventos (del Actor o Usuario)</text:p>
          </table:table-cell>
          <table:table-cell table:style-name="Tabla1.B10" office:value-type="string">
            <text:p text:style-name="P10">Respuesta del Sistema</text:p>
          </table:table-cell>
        </table:table-row>
        <table:table-row table:style-name="Tabla1.11">
          <table:table-cell table:style-name="Tabla1.A11" office:value-type="string">
            <text:list xml:id="list3605248939" text:style-name="WWNum2">
              <text:list-item>
                <text:p text:style-name="P18">El actor instancia el caso de uso.</text:p>
              </text:list-item>
            </text:list>
          </table:table-cell>
          <table:table-cell table:style-name="Tabla1.B11" office:value-type="string">
            <text:p text:style-name="P2">1.1. <text:span text:style-name="T3">El actor puede finalizar el caso de uso en cualquier momento.</text:span></text:p>
          </table:table-cell>
        </table:table-row>
        <table:table-row table:style-name="Tabla1.11">
          <table:table-cell table:style-name="Tabla1.A12" office:value-type="string">
            <text:list xml:id="list103310332046301" text:continue-numbering="true" text:style-name="WWNum2">
              <text:list-item>
                <text:p text:style-name="P18">El actor ingresa su correo en el campo usuario.</text:p>
              </text:list-item>
            </text:list>
          </table:table-cell>
          <table:table-cell table:style-name="Tabla1.B12" office:value-type="string">
            <text:p text:style-name="P3">2.1 El sistema valida que los datos ingresados sea un correo. </text:p>
          </table:table-cell>
        </table:table-row>
        <table:table-row table:style-name="Tabla1.11">
          <table:table-cell table:style-name="Tabla1.A13" office:value-type="string">
            <text:list xml:id="list103311532170414" text:continue-numbering="true" text:style-name="WWNum2">
              <text:list-item>
                <text:p text:style-name="P18">El actor ingresa su password en el campo clave.</text:p>
              </text:list-item>
            </text:list>
            <text:p text:style-name="P1"/>
          </table:table-cell>
          <table:table-cell table:style-name="Tabla1.B13" office:value-type="string">
            <text:p text:style-name="P17">3.1 El sistema valida que los datos ingresados sea un password Valido</text:p>
          </table:table-cell>
        </table:table-row>
        <table:table-row table:style-name="Tabla1.11">
          <table:table-cell table:style-name="Tabla1.A14" office:value-type="string">
            <text:list xml:id="list103311164629859" text:continue-numbering="true" text:style-name="WWNum2">
              <text:list-item>
                <text:p text:style-name="P18">El actor presiona el botón “Login”.</text:p>
              </text:list-item>
            </text:list>
          </table:table-cell>
          <table:table-cell table:style-name="Tabla1.B14" office:value-type="string">
            <text:p text:style-name="P2">4.1. <text:span text:style-name="T3">El sistema </text:span><text:span text:style-name="T6">a través del método getAuthentication() </text:span><text:span text:style-name="T3">valida contra la api, que los datos ingresados correspondan a un usuario activo.</text:span></text:p>
          </table:table-cell>
        </table:table-row>
        <table:table-row table:style-name="Tabla1.11">
          <table:table-cell table:style-name="Tabla1.A15" office:value-type="string">
            <text:list xml:id="list103309791348572" text:continue-numbering="true" text:style-name="WWNum2">
              <text:list-item>
                <text:p text:style-name="P19">El sistema <text:span text:style-name="T5">le <text:s/>da acceso a todas las pantallas</text:span></text:p>
              </text:list-item>
            </text:list>
          </table:table-cell>
          <table:table-cell table:style-name="Tabla1.B15" office:value-type="string">
            <text:p text:style-name="P2"/>
          </table:table-cell>
        </table:table-row>
        <table:table-row table:style-name="Tabla1.11">
          <table:table-cell table:style-name="Tabla1.A16" office:value-type="string">
            <text:list xml:id="list103311093609394" text:continue-numbering="true" text:style-name="WWNum2">
              <text:list-item>
                <text:p text:style-name="P18">Fin de caso de uso.</text:p>
              </text:list-item>
            </text:list>
          </table:table-cell>
          <table:table-cell table:style-name="Tabla1.B16" office:value-type="string">
            <text:p text:style-name="P2"/>
          </table:table-cell>
        </table:table-row>
        <table:table-row table:style-name="Tabla1.8">
          <table:table-cell table:style-name="Tabla1.A17" table:number-columns-spanned="2" office:value-type="string">
            <text:p text:style-name="P14"/>
          </table:table-cell>
          <table:covered-table-cell/>
        </table:table-row>
        <table:table-row table:style-name="Tabla1.8">
          <table:table-cell table:style-name="Tabla1.A18" table:number-columns-spanned="2" office:value-type="string">
            <text:p text:style-name="P14">Excepciones</text:p>
          </table:table-cell>
          <table:covered-table-cell/>
        </table:table-row>
        <table:table-row table:style-name="Tabla1.19">
          <table:table-cell table:style-name="Tabla1.A18" office:value-type="string">
            <text:p text:style-name="P10">Eventos (del Actor o Usuario)</text:p>
          </table:table-cell>
          <table:table-cell table:style-name="Tabla1.A18" office:value-type="string">
            <text:p text:style-name="P10">Respuesta del Sistema</text:p>
          </table:table-cell>
        </table:table-row>
        <table:table-row table:style-name="Tabla1.11">
          <table:table-cell table:style-name="Tabla1.A20" office:value-type="string">
            <text:p text:style-name="P7">1. <text:span text:style-name="T4">El actor presiona el botón “Login”.</text:span></text:p>
          </table:table-cell>
          <table:table-cell table:style-name="Tabla1.B20" office:value-type="string">
            <text:p text:style-name="P3">1.1 Si los datos son incorrectos el sistema le devolverá un mensaje informándole.</text:p>
          </table:table-cell>
        </table:table-row>
        <table:table-row table:style-name="Tabla1.8">
          <table:table-cell table:style-name="Tabla1.A8" table:number-columns-spanned="2" office:value-type="string">
            <text:p text:style-name="P12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12">Nota sobre el escenario:</text:p>
            <text:p text:style-name="P6">Ninguno</text:p>
            <text:p text:style-name="P8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5"><text:span text:style-name="T1">Pos condiciones:</text:span><text:span text:style-name="T2"> </text:span></text:p>
            <text:p text:style-name="P6">Ninguno</text:p>
          </table:table-cell>
          <table:covered-table-cell/>
        </table:table-row>
        <text:soft-page-break/>
        <table:table-row table:style-name="Tabla1.3">
          <table:table-cell table:style-name="Tabla1.A2" table:number-columns-spanned="2" office:value-type="string">
            <text:p text:style-name="P12">Casos de Uso utilizados: </text:p>
            <text:p text:style-name="P11">Ningu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2">Interfaces requeridas: </text:p>
            <text:p text:style-name="P9">Login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2">Restricciones de tiempo: </text:p>
            <text:p text:style-name="P4">Ninguna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2">Autor Última Modificación: </text:p>
            <text:p text:style-name="P4">Franco D’Agostino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12">Fecha Última Modificación: </text:p>
            <text:p text:style-name="P4">2<text:span text:style-name="T6">2</text:span>/<text:span text:style-name="T6">01</text:span>/202<text:span text:style-name="T6">3</text:span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4T18:52:53.121000000</meta:creation-date>
    <dc:date>2023-02-21T10:33:09.649000000</dc:date>
    <meta:editing-duration>PT14H19M26S</meta:editing-duration>
    <meta:editing-cycles>2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46" meta:word-count="214" meta:character-count="1302" meta:non-whitespace-character-count="1123"/>
  </office:meta>
</office:document-meta>
</file>